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C7C00003F4256158D48.svm"/>
  <manifest:file-entry manifest:media-type="" manifest:full-path="Pictures/2000000700004DEF00004015B1BC28AF.svm"/>
  <manifest:file-entry manifest:media-type="" manifest:full-path="Pictures/2000000700004BC300003FE08CB435CA.svm"/>
  <manifest:file-entry manifest:media-type="" manifest:full-path="Pictures/2000000700004BDD00003FE097B9BF57.svm"/>
  <manifest:file-entry manifest:media-type="" manifest:full-path="Pictures/2000000700004B5900003F42BAA3991B.svm"/>
  <manifest:file-entry manifest:media-type="" manifest:full-path="Pictures/2000000700004E2400003F9132AAF481.svm"/>
  <manifest:file-entry manifest:media-type="" manifest:full-path="Pictures/2000000700004C9700003FFBAB7F66B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se 8.3</text:p>
      <text:p text:style-name="Standard"/>
      <text:list xml:id="list3616213654401638975" text:style-name="L1">
        <text:list-item>
          <text:p text:style-name="P1">Read in the *.mat file and extract Fs and signal out of the struct</text:p>
        </text:list-item>
      </text:list>
      <text:p text:style-name="Standard"><text:tab/>The signal is 20 seconds long and has 160000 points</text:p>
      <text:p text:style-name="Standard"><text:tab/>Fs = 8000</text:p>
      <text:p text:style-name="Standard"><text:s text:c="6"/>2. <text:s/>Sample over the signal</text:p>
      <text:p text:style-name="Standard"><text:tab/>We take one sample each second so we have 21 samples</text:p>
      <text:p text:style-name="Standard"/>
      <text:p text:style-name="Standard"><draw:frame draw:style-name="fr1" draw:name="Grafik1" text:anchor-type="paragraph" svg:width="17cm" svg:height="14.273cm" draw:z-index="0"><draw:image xlink:href="Pictures/2000000700004B5900003F42BAA3991B.svm" xlink:type="simple" xlink:show="embed" xlink:actuate="onLoad"/></draw:frame></text:p>
      <text:p text:style-name="Standard"><text:s text:c="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6"/>3. <text:s/>Calculate for each sample the sinc function</text:p>
      <text:p text:style-name="Standard"><text:tab/>t = [0:20], </text:p>
      <text:p text:style-name="Standard"><text:tab/>Time_sample := second where the sample was taken (shift the sinc function),</text:p>
      <text:p text:style-name="Standard"><text:tab/>amplitude_sample := amplitude of signal at Time_sample (weighted the sinc function)</text:p>
      <text:p text:style-name="Standard"><text:tab/></text:p>
      <text:p text:style-name="Standard"><text:tab/>y = amplitude_sample * sinc(t-Time_sample)</text:p>
      <text:p text:style-name="Standard"><draw:frame draw:style-name="fr2" draw:name="Grafik2" text:anchor-type="paragraph" svg:width="17cm" svg:height="14.312cm" draw:z-index="1"><draw:image xlink:href="Pictures/2000000700004BDD00003FE097B9BF57.svm" xlink:type="simple" xlink:show="embed" xlink:actuate="onLoad"/></draw:frame></text:p>
      <text:p text:style-name="Standard"><text:s text:c="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67836652453184104" text:style-name="L2">
        <text:list-item>
          <text:list>
            <text:list-item>
              <text:p text:style-name="P2"><text:soft-page-break/>Sum up all sinc functions to reconstruct the original signal</text:p>
              <text:p text:style-name="P2"><draw:frame draw:style-name="fr2" draw:name="Grafik3" text:anchor-type="paragraph" svg:width="17cm" svg:height="14.201cm" draw:z-index="2"><draw:image xlink:href="Pictures/2000000700004C9700003FFBAB7F66B6.svm" xlink:type="simple" xlink:show="embed" xlink:actuate="onLoad"/></draw:frame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6"/>5. <text:s/>Calculate the error of the reconstruction</text:p>
      <text:p text:style-name="Standard"><text:tab/>error = 0.5 * abs(signal - reconstruction)^2<text:tab/></text:p>
      <text:p text:style-name="Standard"><draw:frame draw:style-name="fr3" draw:name="Grafik4" text:anchor-type="paragraph" svg:width="17cm" svg:height="13.977cm" draw:z-index="3"><draw:image xlink:href="Pictures/2000000700004DEF00004015B1BC28AF.svm" xlink:type="simple" xlink:show="embed" xlink:actuate="onLoad"/></draw:frame>If we double the sample size, the reconstruction of the signal is significant better</text:p>
      <text:p text:style-name="Standard"><draw:frame draw:style-name="fr2" draw:name="Grafik5" text:anchor-type="paragraph" svg:width="17cm" svg:height="14.06cm" draw:z-index="4"><draw:image xlink:href="Pictures/2000000700004C7C00003F4256158D48.svm" xlink:type="simple" xlink:show="embed" xlink:actuate="onLoad"/></draw:frame><text:soft-page-break/></text:p>
      <text:p text:style-name="Standard"/>
      <text:p text:style-name="Standard"><draw:frame draw:style-name="fr2" draw:name="Grafik6" text:anchor-type="paragraph" svg:width="17cm" svg:height="14.332cm" draw:z-index="5"><draw:image xlink:href="Pictures/2000000700004BC300003FE08CB435CA.svm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Grafik7" text:anchor-type="paragraph" svg:width="17cm" svg:height="13.829cm" draw:z-index="6"><draw:image xlink:href="Pictures/2000000700004E2400003F9132AAF481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d Mund</meta:initial-creator>
    <meta:creation-date>2018-12-11T13:09:35.27</meta:creation-date>
    <meta:document-statistic meta:table-count="0" meta:image-count="7" meta:object-count="0" meta:page-count="7" meta:paragraph-count="18" meta:word-count="124" meta:character-count="752"/>
    <dc:date>2018-12-11T13:42:18.49</dc:date>
    <dc:creator>Gerd Mund</dc:creator>
    <meta:editing-duration>PT32S</meta:editing-duration>
    <meta:editing-cycles>1</meta:editing-cycles>
    <meta:generator>OpenOffice/4.1.3$Win32 OpenOffice.org_project/413m1$Build-9783</meta:generator>
  </office:meta>
</office:document-meta>
</file>